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2.933cm"/>
    </style:style>
    <style:style style:name="co4" style:family="table-column">
      <style:table-column-properties fo:break-before="auto" style:column-width="0.785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2.877cm"/>
    </style:style>
    <style:style style:name="ro1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>
      <style:text-properties style:font-name="Arial" fo:font-size="12pt"/>
    </style:style>
    <style:style style:name="ce2" style:family="table-cell" style:parent-style-name="Default" style:data-style-name="N127"/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4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fo:color="#ff0000" style:font-name="Arial" fo:font-size="12pt" fo:font-weight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ext-properties style:font-name="Arial" fo:font-size="12pt"/>
    </style:style>
    <style:style style:name="ce8" style:family="table-cell" style:parent-style-name="Default" style:data-style-name="N0">
      <style:text-properties style:font-name="Arial" fo:font-size="12pt" fo:font-weight="bold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Progression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7"/>
        <table:table-column table:style-name="co4" table:default-cell-style-name="ce7"/>
        <table:table-column table:style-name="co5" table:default-cell-style-name="ce9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40" table:default-cell-style-name="ce1"/>
        <table:table-column table:style-name="co1" table:default-cell-style-name="ce2"/>
        <table:table-row table:style-name="ro1">
          <table:table-cell/>
          <table:table-cell table:style-name="ce2" table:number-columns-repeated="2"/>
          <table:table-cell table:number-columns-repeated="247"/>
        </table:table-row>
        <table:table-row table:style-name="ro1">
          <table:table-cell/>
          <table:table-cell table:style-name="ce3" office:value-type="string">
            <text:p>PremDiam</text:p>
          </table:table-cell>
          <table:table-cell table:style-name="ce3" office:value-type="string">
            <text:p>Progression</text:p>
          </table:table-cell>
          <table:table-cell table:number-columns-repeated="2"/>
          <table:table-cell table:style-name="ce3" office:value-type="string">
            <text:p>Résultat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float" office:value="145">
            <text:p>145,0</text:p>
          </table:table-cell>
          <table:table-cell table:style-name="ce4" office:value-type="float" office:value="6">
            <text:p>6,0</text:p>
          </table:table-cell>
          <table:table-cell table:number-columns-repeated="247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C</text:p>
          </table:table-cell>
          <table:table-cell table:style-name="ce4" table:formula="of:=[.B3]" office:value-type="float" office:value="145">
            <text:p>145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style-name="ce2"/>
          <table:table-cell table:style-name="ce5" table:formula="of:=HYPERLINK(CONCATENATE(&quot;http://hydraule.free.fr/tuyau/tailles/graphPDF.php?calcul=pro&amp;objImp=1100&amp;premDiam=&quot;;[.B3];&quot;&amp;progDiam=&quot;;[.C3]);&quot;Graphique PDF en ligne&quot;)" office:value-type="string" office:string-value="Graphique PDF en ligne" table:number-columns-spanned="2" table:number-rows-spanned="1">
            <text:p>Graphique PDF en ligne</text:p>
          </table:table-cell>
          <table:covered-table-cell table:style-name="ce6"/>
          <table:table-cell table:style-name="ce8" office:value-type="float" office:value="2">
            <text:p>2</text:p>
          </table:table-cell>
          <table:table-cell table:style-name="ce8" office:value-type="string">
            <text:p>C<text:span text:style-name="T1">#</text:span></text:p>
          </table:table-cell>
          <table:table-cell table:formula="of:=[.F4]/[.$C$3]^(1/48)" office:value-type="float" office:value="139.687169686542">
            <text:p>139,7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3">
            <text:p>3</text:p>
          </table:table-cell>
          <table:table-cell table:style-name="ce8" office:value-type="string">
            <text:p>D</text:p>
          </table:table-cell>
          <table:table-cell table:formula="of:=[.F5]/[.$C$3]^(1/48)" office:value-type="float" office:value="134.569002586461">
            <text:p>134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D<text:span text:style-name="T1">#</text:span></text:p>
          </table:table-cell>
          <table:table-cell table:formula="of:=[.F6]/[.$C$3]^(1/48)" office:value-type="float" office:value="129.638366198921">
            <text:p>129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5">
            <text:p>5</text:p>
          </table:table-cell>
          <table:table-cell table:style-name="ce8" office:value-type="string">
            <text:p>E</text:p>
          </table:table-cell>
          <table:table-cell table:formula="of:=[.F7]/[.$C$3]^(1/48)" office:value-type="float" office:value="124.888389359412">
            <text:p>124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6">
            <text:p>6</text:p>
          </table:table-cell>
          <table:table-cell table:style-name="ce8" office:value-type="string">
            <text:p>F</text:p>
          </table:table-cell>
          <table:table-cell table:formula="of:=[.F8]/[.$C$3]^(1/48)" office:value-type="float" office:value="120.312452664325">
            <text:p>120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7">
            <text:p>7</text:p>
          </table:table-cell>
          <table:table-cell table:style-name="ce8" office:value-type="string">
            <text:p>F<text:span text:style-name="T1">#</text:span></text:p>
          </table:table-cell>
          <table:table-cell table:formula="of:=[.F9]/[.$C$3]^(1/48)" office:value-type="float" office:value="115.904179246384">
            <text:p>115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8">
            <text:p>8</text:p>
          </table:table-cell>
          <table:table-cell table:style-name="ce8" office:value-type="string">
            <text:p>G</text:p>
          </table:table-cell>
          <table:table-cell table:formula="of:=[.F10]/[.$C$3]^(1/48)" office:value-type="float" office:value="111.657425888062">
            <text:p>111,7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9">
            <text:p>9</text:p>
          </table:table-cell>
          <table:table-cell table:style-name="ce8" office:value-type="string">
            <text:p>G<text:span text:style-name="T1">#</text:span></text:p>
          </table:table-cell>
          <table:table-cell table:formula="of:=[.F11]/[.$C$3]^(1/48)" office:value-type="float" office:value="107.566274460608">
            <text:p>107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0">
            <text:p>10</text:p>
          </table:table-cell>
          <table:table-cell table:style-name="ce8" office:value-type="string">
            <text:p>A</text:p>
          </table:table-cell>
          <table:table-cell table:formula="of:=[.F12]/[.$C$3]^(1/48)" office:value-type="float" office:value="103.625023676746">
            <text:p>103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1">
            <text:p>11</text:p>
          </table:table-cell>
          <table:table-cell table:style-name="ce8" office:value-type="string">
            <text:p>A<text:span text:style-name="T1">#</text:span></text:p>
          </table:table-cell>
          <table:table-cell table:formula="of:=[.F13]/[.$C$3]^(1/48)" office:value-type="float" office:value="99.8281811455554">
            <text:p>99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2">
            <text:p>12</text:p>
          </table:table-cell>
          <table:table-cell table:style-name="ce8" office:value-type="string">
            <text:p>B</text:p>
          </table:table-cell>
          <table:table-cell table:formula="of:=[.F14]/[.$C$3]^(1/48)" office:value-type="float" office:value="96.1704557184692">
            <text:p>96,2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3">
            <text:p>13</text:p>
          </table:table-cell>
          <table:table-cell table:style-name="ce8" office:value-type="string">
            <text:p>C</text:p>
          </table:table-cell>
          <table:table-cell table:formula="of:=[.F15]/[.$C$3]^(1/48)" office:value-type="float" office:value="92.6467501157095">
            <text:p>92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4">
            <text:p>14</text:p>
          </table:table-cell>
          <table:table-cell table:style-name="ce8" office:value-type="string">
            <text:p>C<text:span text:style-name="T1">#</text:span></text:p>
          </table:table-cell>
          <table:table-cell table:formula="of:=[.F16]/[.$C$3]^(1/48)" office:value-type="float" office:value="89.252153822895">
            <text:p>89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5">
            <text:p>15</text:p>
          </table:table-cell>
          <table:table-cell table:style-name="ce8" office:value-type="string">
            <text:p>D</text:p>
          </table:table-cell>
          <table:table-cell table:formula="of:=[.F17]/[.$C$3]^(1/48)" office:value-type="float" office:value="85.9819362479178">
            <text:p>86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6">
            <text:p>16</text:p>
          </table:table-cell>
          <table:table-cell table:style-name="ce8" office:value-type="string">
            <text:p>D<text:span text:style-name="T1">#</text:span></text:p>
          </table:table-cell>
          <table:table-cell table:formula="of:=[.F18]/[.$C$3]^(1/48)" office:value-type="float" office:value="82.8315401285539">
            <text:p>82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7">
            <text:p>17</text:p>
          </table:table-cell>
          <table:table-cell table:style-name="ce8" office:value-type="string">
            <text:p>E</text:p>
          </table:table-cell>
          <table:table-cell table:formula="of:=[.F19]/[.$C$3]^(1/48)" office:value-type="float" office:value="79.7965751816202">
            <text:p>79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8">
            <text:p>18</text:p>
          </table:table-cell>
          <table:table-cell table:style-name="ce8" office:value-type="string">
            <text:p>F</text:p>
          </table:table-cell>
          <table:table-cell table:formula="of:=[.F20]/[.$C$3]^(1/48)" office:value-type="float" office:value="76.8728119848268">
            <text:p>76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19">
            <text:p>19</text:p>
          </table:table-cell>
          <table:table-cell table:style-name="ce8" office:value-type="string">
            <text:p>F<text:span text:style-name="T1">#</text:span></text:p>
          </table:table-cell>
          <table:table-cell table:formula="of:=[.F21]/[.$C$3]^(1/48)" office:value-type="float" office:value="74.0561760828009">
            <text:p>74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0">
            <text:p>20</text:p>
          </table:table-cell>
          <table:table-cell table:style-name="ce8" office:value-type="string">
            <text:p>G</text:p>
          </table:table-cell>
          <table:table-cell table:formula="of:=[.F22]/[.$C$3]^(1/48)" office:value-type="float" office:value="71.3427423090665">
            <text:p>71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1">
            <text:p>21</text:p>
          </table:table-cell>
          <table:table-cell table:style-name="ce8" office:value-type="string">
            <text:p>G<text:span text:style-name="T1">#</text:span></text:p>
          </table:table-cell>
          <table:table-cell table:formula="of:=[.F23]/[.$C$3]^(1/48)" office:value-type="float" office:value="68.7287293160677">
            <text:p>68,7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2">
            <text:p>22</text:p>
          </table:table-cell>
          <table:table-cell table:style-name="ce8" office:value-type="string">
            <text:p>A</text:p>
          </table:table-cell>
          <table:table-cell table:formula="of:=[.F24]/[.$C$3]^(1/48)" office:value-type="float" office:value="66.2104943056135">
            <text:p>66,2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3">
            <text:p>23</text:p>
          </table:table-cell>
          <table:table-cell table:style-name="ce8" office:value-type="string">
            <text:p>A<text:span text:style-name="T1">#</text:span></text:p>
          </table:table-cell>
          <table:table-cell table:formula="of:=[.F25]/[.$C$3]^(1/48)" office:value-type="float" office:value="63.7845279524004">
            <text:p>63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4">
            <text:p>24</text:p>
          </table:table-cell>
          <table:table-cell table:style-name="ce8" office:value-type="string">
            <text:p>B</text:p>
          </table:table-cell>
          <table:table-cell table:formula="of:=[.F26]/[.$C$3]^(1/48)" office:value-type="float" office:value="61.4474495135375">
            <text:p>61,4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5">
            <text:p>25</text:p>
          </table:table-cell>
          <table:table-cell table:style-name="ce8" office:value-type="string">
            <text:p>C</text:p>
          </table:table-cell>
          <table:table-cell table:formula="of:=[.F27]/[.$C$3]^(1/48)" office:value-type="float" office:value="59.1960021172602">
            <text:p>59,2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6">
            <text:p>26</text:p>
          </table:table-cell>
          <table:table-cell table:style-name="ce8" office:value-type="string">
            <text:p>C<text:span text:style-name="T1">#</text:span></text:p>
          </table:table-cell>
          <table:table-cell table:formula="of:=[.F28]/[.$C$3]^(1/48)" office:value-type="float" office:value="57.0270482242664">
            <text:p>57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7">
            <text:p>27</text:p>
          </table:table-cell>
          <table:table-cell table:style-name="ce8" office:value-type="string">
            <text:p>D</text:p>
          </table:table-cell>
          <table:table-cell table:formula="of:=[.F29]/[.$C$3]^(1/48)" office:value-type="float" office:value="54.9375652553497">
            <text:p>54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8">
            <text:p>28</text:p>
          </table:table-cell>
          <table:table-cell table:style-name="ce8" office:value-type="string">
            <text:p>D<text:span text:style-name="T1">#</text:span></text:p>
          </table:table-cell>
          <table:table-cell table:formula="of:=[.F30]/[.$C$3]^(1/48)" office:value-type="float" office:value="52.924641379238">
            <text:p>52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29">
            <text:p>29</text:p>
          </table:table-cell>
          <table:table-cell table:style-name="ce8" office:value-type="string">
            <text:p>E</text:p>
          </table:table-cell>
          <table:table-cell table:formula="of:=[.F31]/[.$C$3]^(1/48)" office:value-type="float" office:value="50.9854714547655">
            <text:p>51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0">
            <text:p>30</text:p>
          </table:table-cell>
          <table:table-cell table:style-name="ce8" office:value-type="string">
            <text:p>F</text:p>
          </table:table-cell>
          <table:table-cell table:formula="of:=[.F32]/[.$C$3]^(1/48)" office:value-type="float" office:value="49.1173531217253">
            <text:p>49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1">
            <text:p>31</text:p>
          </table:table-cell>
          <table:table-cell table:style-name="ce8" office:value-type="string">
            <text:p>F<text:span text:style-name="T1">#</text:span></text:p>
          </table:table-cell>
          <table:table-cell table:formula="of:=[.F33]/[.$C$3]^(1/48)" office:value-type="float" office:value="47.3176830349534">
            <text:p>47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2">
            <text:p>32</text:p>
          </table:table-cell>
          <table:table-cell table:style-name="ce8" office:value-type="string">
            <text:p>G</text:p>
          </table:table-cell>
          <table:table-cell table:formula="of:=[.F34]/[.$C$3]^(1/48)" office:value-type="float" office:value="45.5839532363969">
            <text:p>45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3">
            <text:p>33</text:p>
          </table:table-cell>
          <table:table-cell table:style-name="ce8" office:value-type="string">
            <text:p>G<text:span text:style-name="T1">#</text:span></text:p>
          </table:table-cell>
          <table:table-cell table:formula="of:=[.F35]/[.$C$3]^(1/48)" office:value-type="float" office:value="43.9137476601101">
            <text:p>43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4">
            <text:p>34</text:p>
          </table:table-cell>
          <table:table-cell table:style-name="ce8" office:value-type="string">
            <text:p>A</text:p>
          </table:table-cell>
          <table:table-cell table:formula="of:=[.F36]/[.$C$3]^(1/48)" office:value-type="float" office:value="42.3047387653089">
            <text:p>42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5">
            <text:p>35</text:p>
          </table:table-cell>
          <table:table-cell table:style-name="ce8" office:value-type="string">
            <text:p>A<text:span text:style-name="T1">#</text:span></text:p>
          </table:table-cell>
          <table:table-cell table:formula="of:=[.F37]/[.$C$3]^(1/48)" office:value-type="float" office:value="40.7546842927899">
            <text:p>40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6">
            <text:p>36</text:p>
          </table:table-cell>
          <table:table-cell table:style-name="ce8" office:value-type="string">
            <text:p>B</text:p>
          </table:table-cell>
          <table:table-cell table:formula="of:=[.F38]/[.$C$3]^(1/48)" office:value-type="float" office:value="39.2614241401957">
            <text:p>39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7">
            <text:p>37</text:p>
          </table:table-cell>
          <table:table-cell table:style-name="ce8" office:value-type="string">
            <text:p>C</text:p>
          </table:table-cell>
          <table:table-cell table:formula="of:=[.F39]/[.$C$3]^(1/48)" office:value-type="float" office:value="37.8228773517712">
            <text:p>37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8">
            <text:p>38</text:p>
          </table:table-cell>
          <table:table-cell table:style-name="ce8" office:value-type="string">
            <text:p>C<text:span text:style-name="T1">#</text:span></text:p>
          </table:table-cell>
          <table:table-cell table:formula="of:=[.F40]/[.$C$3]^(1/48)" office:value-type="float" office:value="36.4370392184147">
            <text:p>36,4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39">
            <text:p>39</text:p>
          </table:table-cell>
          <table:table-cell table:style-name="ce8" office:value-type="string">
            <text:p>D</text:p>
          </table:table-cell>
          <table:table-cell table:formula="of:=[.F41]/[.$C$3]^(1/48)" office:value-type="float" office:value="35.1019784839853">
            <text:p>35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0">
            <text:p>40</text:p>
          </table:table-cell>
          <table:table-cell table:style-name="ce8" office:value-type="string">
            <text:p>D<text:span text:style-name="T1">#</text:span></text:p>
          </table:table-cell>
          <table:table-cell table:formula="of:=[.F42]/[.$C$3]^(1/48)" office:value-type="float" office:value="33.8158346539711">
            <text:p>33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1">
            <text:p>41</text:p>
          </table:table-cell>
          <table:table-cell table:style-name="ce8" office:value-type="string">
            <text:p>E</text:p>
          </table:table-cell>
          <table:table-cell table:formula="of:=[.F43]/[.$C$3]^(1/48)" office:value-type="float" office:value="32.5768154027676">
            <text:p>32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2">
            <text:p>42</text:p>
          </table:table-cell>
          <table:table-cell table:style-name="ce8" office:value-type="string">
            <text:p>F</text:p>
          </table:table-cell>
          <table:table-cell table:formula="of:=[.F44]/[.$C$3]^(1/48)" office:value-type="float" office:value="31.3831940759555">
            <text:p>31,4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3">
            <text:p>43</text:p>
          </table:table-cell>
          <table:table-cell table:style-name="ce8" office:value-type="string">
            <text:p>F<text:span text:style-name="T1">#</text:span></text:p>
          </table:table-cell>
          <table:table-cell table:formula="of:=[.F45]/[.$C$3]^(1/48)" office:value-type="float" office:value="30.2333072840943">
            <text:p>30,2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4">
            <text:p>44</text:p>
          </table:table-cell>
          <table:table-cell table:style-name="ce8" office:value-type="string">
            <text:p>G</text:p>
          </table:table-cell>
          <table:table-cell table:formula="of:=[.F46]/[.$C$3]^(1/48)" office:value-type="float" office:value="29.1255525846804">
            <text:p>29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5">
            <text:p>45</text:p>
          </table:table-cell>
          <table:table-cell table:style-name="ce8" office:value-type="string">
            <text:p>G<text:span text:style-name="T1">#</text:span></text:p>
          </table:table-cell>
          <table:table-cell table:formula="of:=[.F47]/[.$C$3]^(1/48)" office:value-type="float" office:value="28.0583862490382">
            <text:p>28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6">
            <text:p>46</text:p>
          </table:table-cell>
          <table:table-cell table:style-name="ce8" office:value-type="string">
            <text:p>A</text:p>
          </table:table-cell>
          <table:table-cell table:formula="of:=[.F48]/[.$C$3]^(1/48)" office:value-type="float" office:value="27.0303211110341">
            <text:p>27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7">
            <text:p>47</text:p>
          </table:table-cell>
          <table:table-cell table:style-name="ce8" office:value-type="string">
            <text:p>A<text:span text:style-name="T1">#</text:span></text:p>
          </table:table-cell>
          <table:table-cell table:formula="of:=[.F49]/[.$C$3]^(1/48)" office:value-type="float" office:value="26.039924494612">
            <text:p>26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8">
            <text:p>48</text:p>
          </table:table-cell>
          <table:table-cell table:style-name="ce8" office:value-type="string">
            <text:p>B</text:p>
          </table:table-cell>
          <table:table-cell table:formula="of:=[.F50]/[.$C$3]^(1/48)" office:value-type="float" office:value="25.0858162172662">
            <text:p>25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49">
            <text:p>49</text:p>
          </table:table-cell>
          <table:table-cell table:style-name="ce8" office:value-type="string">
            <text:p>C</text:p>
          </table:table-cell>
          <table:table-cell table:style-name="ce4" table:formula="of:=[.F51]/[.$C$3]^(1/48)" office:value-type="float" office:value="24.1666666666667">
            <text:p>24,2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0">
            <text:p>50</text:p>
          </table:table-cell>
          <table:table-cell table:style-name="ce8" office:value-type="string">
            <text:p>C<text:span text:style-name="T1">#</text:span></text:p>
          </table:table-cell>
          <table:table-cell table:formula="of:=[.F52]/[.$C$3]^(1/48)" office:value-type="float" office:value="23.281194947757">
            <text:p>23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1">
            <text:p>51</text:p>
          </table:table-cell>
          <table:table-cell table:style-name="ce8" office:value-type="string">
            <text:p>D</text:p>
          </table:table-cell>
          <table:table-cell table:formula="of:=[.F53]/[.$C$3]^(1/48)" office:value-type="float" office:value="22.4281670977435">
            <text:p>22,4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2">
            <text:p>52</text:p>
          </table:table-cell>
          <table:table-cell table:style-name="ce8" office:value-type="string">
            <text:p>D<text:span text:style-name="T1">#</text:span></text:p>
          </table:table-cell>
          <table:table-cell table:formula="of:=[.F54]/[.$C$3]^(1/48)" office:value-type="float" office:value="21.606394366487">
            <text:p>21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3">
            <text:p>53</text:p>
          </table:table-cell>
          <table:table-cell table:style-name="ce8" office:value-type="string">
            <text:p>E</text:p>
          </table:table-cell>
          <table:table-cell table:formula="of:=[.F55]/[.$C$3]^(1/48)" office:value-type="float" office:value="20.8147315599021">
            <text:p>20,8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4">
            <text:p>54</text:p>
          </table:table-cell>
          <table:table-cell table:style-name="ce8" office:value-type="string">
            <text:p>F</text:p>
          </table:table-cell>
          <table:table-cell table:formula="of:=[.F56]/[.$C$3]^(1/48)" office:value-type="float" office:value="20.0520754440543">
            <text:p>20,1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5">
            <text:p>55</text:p>
          </table:table-cell>
          <table:table-cell table:style-name="ce8" office:value-type="string">
            <text:p>F<text:span text:style-name="T1">#</text:span></text:p>
          </table:table-cell>
          <table:table-cell table:formula="of:=[.F57]/[.$C$3]^(1/48)" office:value-type="float" office:value="19.3173632077307">
            <text:p>19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6">
            <text:p>56</text:p>
          </table:table-cell>
          <table:table-cell table:style-name="ce8" office:value-type="string">
            <text:p>G</text:p>
          </table:table-cell>
          <table:table-cell table:formula="of:=[.F58]/[.$C$3]^(1/48)" office:value-type="float" office:value="18.6095709813437">
            <text:p>18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7">
            <text:p>57</text:p>
          </table:table-cell>
          <table:table-cell table:style-name="ce8" office:value-type="string">
            <text:p>G<text:span text:style-name="T1">#</text:span></text:p>
          </table:table-cell>
          <table:table-cell table:formula="of:=[.F59]/[.$C$3]^(1/48)" office:value-type="float" office:value="17.9277124101014">
            <text:p>17,9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8">
            <text:p>58</text:p>
          </table:table-cell>
          <table:table-cell table:style-name="ce8" office:value-type="string">
            <text:p>A</text:p>
          </table:table-cell>
          <table:table-cell table:formula="of:=[.F60]/[.$C$3]^(1/48)" office:value-type="float" office:value="17.2708372794577">
            <text:p>17,3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59">
            <text:p>59</text:p>
          </table:table-cell>
          <table:table-cell table:style-name="ce8" office:value-type="string">
            <text:p>A<text:span text:style-name="T1">#</text:span></text:p>
          </table:table-cell>
          <table:table-cell table:formula="of:=[.F61]/[.$C$3]^(1/48)" office:value-type="float" office:value="16.6380301909259">
            <text:p>16,6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60">
            <text:p>60</text:p>
          </table:table-cell>
          <table:table-cell table:style-name="ce8" office:value-type="string">
            <text:p>B</text:p>
          </table:table-cell>
          <table:table-cell table:formula="of:=[.F62]/[.$C$3]^(1/48)" office:value-type="float" office:value="16.0284092864116">
            <text:p>16,0</text:p>
          </table:table-cell>
          <table:table-cell table:style-name="Default" table:number-columns-repeated="6"/>
          <table:table-cell table:number-columns-repeated="238"/>
        </table:table-row>
        <table:table-row table:style-name="ro1">
          <table:table-cell table:number-columns-repeated="3"/>
          <table:table-cell table:style-name="ce8" office:value-type="float" office:value="61">
            <text:p>61</text:p>
          </table:table-cell>
          <table:table-cell table:style-name="ce8" office:value-type="string">
            <text:p>C</text:p>
          </table:table-cell>
          <table:table-cell table:formula="of:=[.F63]/[.$C$3]^(1/48)" office:value-type="float" office:value="15.441125019285">
            <text:p>15,4</text:p>
          </table:table-cell>
          <table:table-cell table:style-name="Default" table:number-columns-repeated="6"/>
          <table:table-cell table:number-columns-repeated="238"/>
        </table:table-row>
        <table:table-row table:style-name="ro1" table:number-rows-repeated="15">
          <table:table-cell table:style-name="Default" table:number-columns-repeated="7"/>
          <table:table-cell table:number-columns-repeated="243"/>
        </table:table-row>
        <table:table-row table:style-name="ro1" table:number-rows-repeated="32">
          <table:table-cell table:style-name="Default" table:number-columns-repeated="6"/>
          <table:table-cell table:number-columns-repeated="244"/>
        </table:table-row>
        <table:table-row table:style-name="ro1" table:number-rows-repeated="65424">
          <table:table-cell table:number-columns-repeated="250"/>
        </table:table-row>
        <table:table-row table:style-name="ro1"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number:number-style style:name="N127">
      <number:number number:decimal-places="1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0">
        <number:embedded-text number:position="3">.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/12/2009</text:date>, <text:time>22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ébastien Cosson</meta:initial-creator>
    <meta:creation-date>2006-03-22T21:03:47</meta:creation-date>
    <dc:date>2009-12-18T22:56:18</dc:date>
    <dc:language>fr-FR</dc:language>
    <meta:editing-cycles>10</meta:editing-cycles>
    <meta:editing-duration>PT03H32M07S</meta:editing-duration>
    <meta:document-statistic meta:table-count="1" meta:cell-count="189" meta:object-count="0"/>
    <meta:user-defined meta:name="Info 1"/>
    <meta:user-defined meta:name="Info 2"/>
    <meta:user-defined meta:name="Info 3"/>
    <meta:user-defined meta:name="Info 4"/>
  </office:meta>
</office:document-meta>
</file>